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.5499992370605pt" style:font-size-asian="18pt" style:font-size-complex="20.5499992370605pt"/>
    </style:style>
    <style:style style:name="P2" style:family="paragraph" style:parent-style-name="Standard">
      <style:paragraph-properties fo:text-align="end" style:justify-single-word="false"/>
      <style:text-properties fo:font-size="12pt" officeooo:rsid="0010c036" officeooo:paragraph-rsid="0010c036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10c036" officeooo:paragraph-rsid="0010c036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17127d" officeooo:paragraph-rsid="0017127d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df074" officeooo:paragraph-rsid="001df074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e6b05" officeooo:paragraph-rsid="001e6b05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1df074" officeooo:paragraph-rsid="001df074" style:font-name-asian="Liberation Serif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1df074" officeooo:paragraph-rsid="001df074" style:font-name-asian="Liberation Serif" style:font-size-asian="12pt" style:font-size-complex="12pt"/>
    </style:style>
    <style:style style:name="T1" style:family="text">
      <style:text-properties officeooo:rsid="0010c036"/>
    </style:style>
    <style:style style:name="T2" style:family="text">
      <style:text-properties officeooo:rsid="00171615"/>
    </style:style>
    <style:style style:name="T3" style:family="text">
      <style:text-properties officeooo:rsid="0019b107"/>
    </style:style>
    <style:style style:name="T4" style:family="text">
      <style:text-properties officeooo:rsid="001c3494"/>
    </style:style>
    <style:style style:name="T5" style:family="text">
      <style:text-properties style:font-name="Liberation Mono"/>
    </style:style>
    <style:style style:name="T6" style:family="text">
      <style:text-properties officeooo:rsid="001f34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2">roject </text:span><text:span text:style-name="T4">3</text:span></text:p>
      <text:p text:style-name="P1"/>
      <text:p text:style-name="P3">顏昌毅 <text:span text:style-name="T1">Q56124026</text:span></text:p>
      <text:p text:style-name="P4">Code repository: <text:a xlink:type="simple" xlink:href="https://github.com/changyiyen/iir-BIR" text:style-name="Internet_20_link" text:visited-style-name="Visited_20_Internet_20_Link">https://github.com/changyiyen/iir-BIR</text:a></text:p>
      <text:p text:style-name="P5">2023-<text:span text:style-name="T3">10</text:span>-<text:span text:style-name="T4">31</text:span></text:p>
      <text:p text:style-name="P2"/>
      <text:list text:style-name="L1">
        <text:list-item>
          <text:p text:style-name="P6">A set of 1000 XML documents related to systemic lupus erythematosus was downloaded from PubMed (placed in <text:span text:style-name="T5">corpus/</text:span>); another set of 5000 XML documents related to amyotrophic lateral sclerosis was downloaded from PubMed (placed in <text:span text:style-name="T5">als_corpus/</text:span>).</text:p>
        </text:list-item>
        <text:list-item>
          <text:p text:style-name="P6">Two attempts were made at the implementation and visualization of word2vec:</text:p>
          <text:list>
            <text:list-item>
              <text:p text:style-name="P6"><text:span text:style-name="T5">word2vec_pytorch.py</text:span>: derived from Olga Chernytska’s word2vec implementation (<text:a xlink:type="simple" xlink:href="https://github.com/OlgaChernytska/word2vec-pytorch" text:style-name="Internet_20_link" text:visited-style-name="Visited_20_Internet_20_Link">https://github.com/OlgaChernytska/word2vec-pytorch</text:a>)</text:p>
              <text:list>
                <text:list-item>
                  <text:p text:style-name="P6">Dependencies: PyTorch (for building/training model itself), Numpy, BeautifulSoup (for XML parsing), NLTK (for tokenization)</text:p>
                </text:list-item>
                <text:list-item>
                  <text:p text:style-name="P6">Configuration uses <text:span text:style-name="T5">config.json</text:span>: contains model type and parameters, training data directory, etc.</text:p>
                  <text:list>
                    <text:list-item>
                      <text:p text:style-name="P8">”filetype” parameter: if set to “pubmedxml”, will perform training/validation split and tokenization of input XML files (as listed in the “filelist” parameter), then save results to TSV files (<text:span text:style-name="T5">trainingcorpus.tsv</text:span> and <text:span text:style-name="T5">validationcorpus.tsv</text:span>); when set to something else, will begin model training and validation</text:p>
                    </text:list-item>
                  </text:list>
                </text:list-item>
                <text:list-item>
                  <text:p text:style-name="P8">Results will be saved to <text:span text:style-name="T5">weights/</text:span>, including <text:span text:style-name="T5">state_dict</text:span></text:p>
                </text:list-item>
                <text:list-item>
                  <text:p text:style-name="P9">However, results are not easily visualized; started over</text:p>
                </text:list-item>
              </text:list>
            </text:list-item>
            <text:list-item>
              <text:p text:style-name="P8"><text:span text:style-name="T5">word2vec_gensim.py</text:span>: uses Gensim package for word2vec fitting</text:p>
              <text:list>
                <text:list-item>
                  <text:p text:style-name="P6">Dependencies: Gensim (for building/training model itself), Numpy, BeautifulSoup (for XML parsing), NLTK (for tokenization), Scikit-learn, Pandas, and Matplotlib (for t-SNE and PCA visualization)</text:p>
                </text:list-item>
                <text:list-item>
                  <text:p text:style-name="P7">Configuration uses config_gensim.json: contains model parameters, training data paths, and paths to t-SNE and PCA graphs</text:p>
                </text:list-item>
                <text:list-item>
                  <text:p text:style-name="P7">Both CBOW and Skipgram models were trained</text:p>
                </text:list-item>
              </text:list>
            </text:list-item>
          </text:list>
        </text:list-item>
        <text:list-item>
          <text:p text:style-name="P7">Web interface mostly the same as in Project 2, but changed to include t-SNE and PCA graphs</text:p>
          <text:list>
            <text:list-item>
              <text:p text:style-name="P7">Structured as a Flask application (search.py) with templates in <text:span text:style-name="T5">templates/</text:span> and image files in <text:span text:style-name="T5">static/</text:span></text:p>
            </text:list-item>
            <text:list-item>
              <text:p text:style-name="P7">Dependencies: Flask (for web interface), Gensim (for reading pre-trained model)</text:p>
            </text:list-item>
            <text:list-item>
              <text:p text:style-name="P7">S<text:span text:style-name="T6">hows cosine similarities and visualizations (t-SNE and PCA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2:00:28.724000000</meta:creation-date>
    <dc:date>2023-10-31T18:39:39.881000000</dc:date>
    <meta:editing-duration>P4DT10H7M37S</meta:editing-duration>
    <meta:editing-cycles>1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0" meta:word-count="268" meta:character-count="1931" meta:non-whitespace-character-count="1701"/>
  </office:meta>
</office:document-meta>
</file>